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Preformatted_20_Text">
      <style:paragraph-properties fo:margin-left="0in" fo:margin-right="0in" fo:margin-top="0in" fo:margin-bottom="0.1965in" style:contextual-spacing="false" fo:text-indent="0in" style:auto-text-indent="false" style:writing-mode="lr-tb"/>
    </style:style>
    <style:style style:name="P4" style:family="paragraph" style:parent-style-name="Text_20_body" style:list-style-name="L3"/>
    <style:style style:name="P5" style:family="paragraph" style:parent-style-name="Preformatted_20_Text">
      <style:paragraph-properties fo:margin-left="0in" fo:margin-right="0in" fo:text-indent="0in" style:auto-text-indent="false" style:writing-mode="lr-tb"/>
    </style:style>
    <style:style style:name="P6" style:family="paragraph" style:parent-style-name="Preformatted_20_Text">
      <style:paragraph-properties style:writing-mode="lr-tb"/>
    </style:style>
    <style:style style:name="P7" style:family="paragraph" style:parent-style-name="Preformatted_20_Text">
      <style:paragraph-properties fo:margin-top="0in" fo:margin-bottom="0.1965in" style:contextual-spacing="false" style:writing-mode="lr-tb"/>
    </style:style>
    <style:style style:name="P8" style:family="paragraph" style:parent-style-name="Text_20_body" style:list-style-name="L4"/>
    <style:style style:name="P9" style:family="paragraph" style:parent-style-name="Text_20_body" style:list-style-name="L5"/>
    <style:style style:name="P10" style:family="paragraph" style:parent-style-name="Text_20_body" style:list-style-name="L6"/>
    <style:style style:name="P11" style:family="paragraph" style:parent-style-name="Text_20_body" style:list-style-name="L7"/>
    <style:style style:name="P12" style:family="paragraph" style:parent-style-name="Text_20_body" style:list-style-name="L8"/>
    <style:style style:name="P13" style:family="paragraph" style:parent-style-name="Text_20_body" style:list-style-name="L9"/>
    <style:style style:name="P14" style:family="paragraph" style:parent-style-name="Text_20_body" style:list-style-name="L10"/>
    <style:style style:name="P15" style:family="paragraph" style:parent-style-name="Text_20_body" style:list-style-name="L11"/>
    <style:style style:name="P16" style:family="paragraph" style:parent-style-name="Text_20_body" style:list-style-name="L12"/>
    <style:style style:name="P17" style:family="paragraph" style:parent-style-name="Text_20_body" style:list-style-name="L13"/>
    <style:style style:name="P18" style:family="paragraph" style:parent-style-name="Text_20_body" style:list-style-name="L14"/>
    <style:style style:name="P19" style:family="paragraph" style:parent-style-name="Text_20_body" style:list-style-name="L15"/>
    <style:style style:name="P20" style:family="paragraph" style:parent-style-name="Text_20_body" style:list-style-name="L16"/>
    <style:style style:name="P21" style:family="paragraph" style:parent-style-name="Text_20_body" style:list-style-name="L17"/>
    <style:style style:name="P22" style:family="paragraph" style:parent-style-name="Text_20_body" style:list-style-name="L18"/>
    <style:style style:name="P23" style:family="paragraph" style:parent-style-name="Text_20_body" style:list-style-name="L19"/>
    <style:style style:name="P24" style:family="paragraph" style:parent-style-name="Text_20_body" style:list-style-name="L20"/>
    <style:style style:name="P25" style:family="paragraph" style:parent-style-name="Text_20_body" style:list-style-name="L21"/>
    <style:style style:name="P26" style:family="paragraph" style:parent-style-name="Text_20_body" style:list-style-name="L22"/>
    <style:style style:name="P27" style:family="paragraph" style:parent-style-name="Text_20_body" style:list-style-name="L23"/>
    <style:style style:name="P28" style:family="paragraph" style:parent-style-name="Text_20_body" style:list-style-name="L24"/>
    <style:style style:name="P29" style:family="paragraph" style:parent-style-name="Text_20_body" style:list-style-name="L25"/>
    <style:style style:name="P30" style:family="paragraph" style:parent-style-name="Text_20_body" style:list-style-name="L26"/>
    <style:style style:name="P31" style:family="paragraph" style:parent-style-name="Text_20_body" style:list-style-name="L27"/>
    <style:style style:name="P32" style:family="paragraph" style:parent-style-name="Text_20_body" style:list-style-name="L28"/>
    <style:style style:name="P33" style:family="paragraph" style:parent-style-name="Text_20_body" style:list-style-name="L29"/>
    <style:style style:name="P34" style:family="paragraph" style:parent-style-name="Text_20_body" style:list-style-name="L30"/>
    <style:style style:name="P35" style:family="paragraph" style:parent-style-name="Text_20_body" style:list-style-name="L31"/>
    <style:style style:name="P36" style:family="paragraph" style:parent-style-name="Text_20_body" style:list-style-name="L32"/>
    <style:style style:name="P37" style:family="paragraph" style:parent-style-name="Text_20_body" style:list-style-name="L33"/>
    <style:style style:name="P38" style:family="paragraph" style:parent-style-name="Text_20_body" style:list-style-name="L34"/>
    <style:style style:name="P39" style:family="paragraph" style:parent-style-name="Text_20_body" style:list-style-name="L35"/>
    <style:style style:name="P40" style:family="paragraph" style:parent-style-name="Text_20_body" style:list-style-name="L36"/>
    <style:style style:name="P41" style:family="paragraph" style:parent-style-name="Text_20_body" style:list-style-name="L37"/>
    <style:style style:name="P42" style:family="paragraph" style:parent-style-name="Text_20_body" style:list-style-name="L38"/>
    <style:style style:name="P43" style:family="paragraph" style:parent-style-name="Text_20_body" style:list-style-name="L39"/>
    <style:style style:name="P44" style:family="paragraph" style:parent-style-name="Text_20_body" style:list-style-name="L40"/>
    <style:style style:name="P45" style:family="paragraph" style:parent-style-name="Text_20_body" style:list-style-name="L41"/>
    <style:style style:name="P46" style:family="paragraph" style:parent-style-name="Text_20_body" style:list-style-name="L42"/>
    <style:style style:name="P47" style:family="paragraph" style:parent-style-name="Text_20_body" style:list-style-name="L43"/>
    <style:style style:name="P48" style:family="paragraph" style:parent-style-name="Text_20_body" style:list-style-name="L44"/>
    <style:style style:name="P49" style:family="paragraph" style:parent-style-name="Text_20_body" style:list-style-name="L45"/>
    <style:style style:name="P50" style:family="paragraph" style:parent-style-name="Text_20_body" style:list-style-name="L46"/>
    <style:style style:name="P51" style:family="paragraph" style:parent-style-name="Text_20_body" style:list-style-name="L47"/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8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3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44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45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46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47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1️⃣ TypeScript Fundamentals</text:h>
      <text:p text:style-name="Text_20_body"><text:span text:style-name="Strong_20_Emphasis">(Almost guaranteed questions)</text:span></text:p>
      <text:list text:style-name="L1">
        <text:list-item>
          <text:p text:style-name="P1">What is TypeScript?</text:p>
        </text:list-item>
        <text:list-item>
          <text:p text:style-name="P1">Why do we need TypeScript if JavaScript already exists?</text:p>
        </text:list-item>
        <text:list-item>
          <text:p text:style-name="P1">What problems does TypeScript solve?</text:p>
        </text:list-item>
        <text:list-item>
          <text:p text:style-name="P1">Is TypeScript compiled or interpreted?</text:p>
        </text:list-item>
        <text:list-item>
          <text:p text:style-name="P1">What is <text:span text:style-name="Source_20_Text">tsc</text:span>?</text:p>
        </text:list-item>
        <text:list-item>
          <text:p text:style-name="P1">What happens to TypeScript code at runtime?</text:p>
        </text:list-item>
        <text:list-item>
          <text:p text:style-name="P1">Can browsers run TypeScript directly?</text:p>
        </text:list-item>
        <text:list-item>
          <text:p text:style-name="P1">Difference between JavaScript and TypeScript?</text:p>
        </text:list-item>
        <text:list-item>
          <text:p text:style-name="P1">Is TypeScript strongly typed or statically typed?</text:p>
        </text:list-item>
        <text:list-item>
          <text:p text:style-name="P1">What is type checking?</text:p>
        </text:list-item>
        <text:list-item>
          <text:p text:style-name="P1">What is type inference?</text:p>
        </text:list-item>
        <text:list-item>
          <text:p text:style-name="P1">What are the advantages and disadvantages of TypeScript?</text:p>
        </text:list-item>
      </text:list>
      <text:p text:style-name="Text_20_body">👉 <text:span text:style-name="Emphasis">Interviewer checks</text:span>: Core understanding, not memorization.</text:p>
      <text:p text:style-name="Horizontal_20_Line"/>
      <text:h text:style-name="Heading_20_2" text:outline-level="2">2️⃣ Basic Types</text:h>
      <text:p text:style-name="Text_20_body"><text:span text:style-name="Strong_20_Emphasis">(Must-know)</text:span></text:p>
      <text:list text:style-name="L2">
        <text:list-item>
          <text:p text:style-name="P2">What are primitive types in TypeScript?</text:p>
        </text:list-item>
        <text:list-item>
          <text:p text:style-name="P2">Difference between <text:span text:style-name="Source_20_Text">string</text:span>, <text:span text:style-name="Source_20_Text">number</text:span>, <text:span text:style-name="Source_20_Text">boolean</text:span>?</text:p>
        </text:list-item>
        <text:list-item>
          <text:p text:style-name="P2">What is <text:span text:style-name="Source_20_Text">any</text:span>?</text:p>
        </text:list-item>
        <text:list-item>
          <text:p text:style-name="P2">Why is <text:span text:style-name="Source_20_Text">any</text:span> considered dangerous?</text:p>
        </text:list-item>
        <text:list-item>
          <text:p text:style-name="P2">What is <text:span text:style-name="Source_20_Text">unknown</text:span>?</text:p>
        </text:list-item>
        <text:list-item>
          <text:p text:style-name="P2">Difference between <text:span text:style-name="Source_20_Text">any</text:span> and <text:span text:style-name="Source_20_Text">unknown</text:span>?</text:p>
        </text:list-item>
        <text:list-item>
          <text:p text:style-name="P2">What is <text:span text:style-name="Source_20_Text">void</text:span>?</text:p>
        </text:list-item>
        <text:list-item>
          <text:p text:style-name="P2">What is <text:span text:style-name="Source_20_Text">never</text:span>?</text:p>
        </text:list-item>
        <text:list-item>
          <text:p text:style-name="P2">When do we use <text:span text:style-name="Source_20_Text">null</text:span> and <text:span text:style-name="Source_20_Text">undefined</text:span>?</text:p>
        </text:list-item>
        <text:list-item>
          <text:p text:style-name="P2">What is <text:span text:style-name="Source_20_Text">strictNullChecks</text:span>?</text:p>
        </text:list-item>
      </text:list>
      <text:p text:style-name="Text_20_body"><text:soft-page-break/>Example:</text:p>
      <text:p text:style-name="P3"><text:span text:style-name="Source_20_Text">let x: number = 10</text:span></text:p>
      <text:p text:style-name="Horizontal_20_Line"/>
      <text:h text:style-name="Heading_20_2" text:outline-level="2">3️⃣ Arrays, Tuples &amp; Objects</text:h>
      <text:list text:style-name="L3">
        <text:list-item>
          <text:p text:style-name="P4">How do you define arrays in TypeScript?</text:p>
        </text:list-item>
        <text:list-item>
          <text:p text:style-name="P4">Difference between <text:span text:style-name="Source_20_Text">number[]</text:span> and <text:span text:style-name="Source_20_Text">Array&lt;number&gt;</text:span>?</text:p>
        </text:list-item>
        <text:list-item>
          <text:p text:style-name="P4">What is a tuple?</text:p>
        </text:list-item>
        <text:list-item>
          <text:p text:style-name="P4">How is a tuple different from an array?</text:p>
        </text:list-item>
        <text:list-item>
          <text:p text:style-name="P4">How do you define an object type?</text:p>
        </text:list-item>
        <text:list-item>
          <text:p text:style-name="P4">What happens if an object has extra properties?</text:p>
        </text:list-item>
        <text:list-item>
          <text:p text:style-name="P4">What are optional properties?</text:p>
        </text:list-item>
      </text:list>
      <text:p text:style-name="P5"><text:span text:style-name="Source_20_Text">type User = {</text:span></text:p>
      <text:p text:style-name="P6"><text:span text:style-name="Source_20_Text"><text:s text:c="2"/>id: number</text:span></text:p>
      <text:p text:style-name="P6"><text:span text:style-name="Source_20_Text"><text:s text:c="2"/>name?: string</text:span></text:p>
      <text:p text:style-name="P7"><text:span text:style-name="Source_20_Text">}</text:span></text:p>
      <text:p text:style-name="Horizontal_20_Line"/>
      <text:h text:style-name="Heading_20_2" text:outline-level="2">4️⃣ Functions in TypeScript</text:h>
      <text:list text:style-name="L4">
        <text:list-item>
          <text:p text:style-name="P8">How do you type a function?</text:p>
        </text:list-item>
        <text:list-item>
          <text:p text:style-name="P8">How do you define return types?</text:p>
        </text:list-item>
        <text:list-item>
          <text:p text:style-name="P8">What happens if you don’t specify a return type?</text:p>
        </text:list-item>
        <text:list-item>
          <text:p text:style-name="P8">Optional parameters vs default parameters?</text:p>
        </text:list-item>
        <text:list-item>
          <text:p text:style-name="P8">Rest parameters?</text:p>
        </text:list-item>
        <text:list-item>
          <text:p text:style-name="P8">Arrow functions typing?</text:p>
        </text:list-item>
      </text:list>
      <text:p text:style-name="P5"><text:span text:style-name="Source_20_Text">function add(a: number, b: number): number {</text:span></text:p>
      <text:p text:style-name="P6"><text:span text:style-name="Source_20_Text"><text:s text:c="2"/>return a + b</text:span></text:p>
      <text:p text:style-name="P7"><text:span text:style-name="Source_20_Text">}</text:span></text:p>
      <text:p text:style-name="Horizontal_20_Line"/>
      <text:h text:style-name="Heading_20_2" text:outline-level="2">5️⃣ Type vs Interface</text:h>
      <text:p text:style-name="Text_20_body"><text:span text:style-name="Strong_20_Emphasis">(Very common SDE-1 question)</text:span></text:p>
      <text:list text:style-name="L5">
        <text:list-item>
          <text:p text:style-name="P9">What is <text:span text:style-name="Source_20_Text">type</text:span>?</text:p>
        </text:list-item>
        <text:list-item>
          <text:p text:style-name="P9"><text:soft-page-break/>What is <text:span text:style-name="Source_20_Text">interface</text:span>?</text:p>
        </text:list-item>
        <text:list-item>
          <text:p text:style-name="P9">Difference between <text:span text:style-name="Source_20_Text">type</text:span> and <text:span text:style-name="Source_20_Text">interface</text:span>?</text:p>
        </text:list-item>
        <text:list-item>
          <text:p text:style-name="P9">When would you prefer <text:span text:style-name="Source_20_Text">interface</text:span>?</text:p>
        </text:list-item>
        <text:list-item>
          <text:p text:style-name="P9">Can interfaces be extended?</text:p>
        </text:list-item>
        <text:list-item>
          <text:p text:style-name="P9">Can types be extended?</text:p>
        </text:list-item>
      </text:list>
      <text:p text:style-name="P5"><text:span text:style-name="Source_20_Text">interface User {</text:span></text:p>
      <text:p text:style-name="P6"><text:span text:style-name="Source_20_Text"><text:s text:c="2"/>name: string</text:span></text:p>
      <text:p text:style-name="P6"><text:span text:style-name="Source_20_Text">}</text:span></text:p>
      <text:p text:style-name="P6"/>
      <text:p text:style-name="P7"><text:span text:style-name="Source_20_Text">type Admin = User &amp; { role: string }</text:span></text:p>
      <text:p text:style-name="Horizontal_20_Line"/>
      <text:h text:style-name="Heading_20_2" text:outline-level="2">6️⃣ Union &amp; Intersection Types</text:h>
      <text:list text:style-name="L6">
        <text:list-item>
          <text:p text:style-name="P10">What is a union type?</text:p>
        </text:list-item>
        <text:list-item>
          <text:p text:style-name="P10">How do unions help in real projects?</text:p>
        </text:list-item>
        <text:list-item>
          <text:p text:style-name="P10">What is an intersection type?</text:p>
        </text:list-item>
        <text:list-item>
          <text:p text:style-name="P10">Difference between union and intersection?</text:p>
        </text:list-item>
      </text:list>
      <text:p text:style-name="P3"><text:span text:style-name="Source_20_Text">type ID = string | number</text:span></text:p>
      <text:p text:style-name="Horizontal_20_Line"/>
      <text:h text:style-name="Heading_20_2" text:outline-level="2">7️⃣ Type Narrowing</text:h>
      <text:p text:style-name="Text_20_body"><text:span text:style-name="Strong_20_Emphasis">(Shows real understanding)</text:span></text:p>
      <text:list text:style-name="L7">
        <text:list-item>
          <text:p text:style-name="P11">What is type narrowing?</text:p>
        </text:list-item>
        <text:list-item>
          <text:p text:style-name="P11">How does <text:span text:style-name="Source_20_Text">typeof</text:span> help?</text:p>
        </text:list-item>
        <text:list-item>
          <text:p text:style-name="P11">What is <text:span text:style-name="Source_20_Text">instanceof</text:span>?</text:p>
        </text:list-item>
        <text:list-item>
          <text:p text:style-name="P11">What are type guards?</text:p>
        </text:list-item>
      </text:list>
      <text:p text:style-name="P5"><text:span text:style-name="Source_20_Text">function print(id: string | number) {</text:span></text:p>
      <text:p text:style-name="P6"><text:span text:style-name="Source_20_Text"><text:s text:c="2"/>if (typeof id === "string") {</text:span></text:p>
      <text:p text:style-name="P6"><text:span text:style-name="Source_20_Text"><text:s text:c="4"/>console.log(id.toUpperCase())</text:span></text:p>
      <text:p text:style-name="P6"><text:span text:style-name="Source_20_Text"><text:s text:c="2"/>}</text:span></text:p>
      <text:p text:style-name="P7"><text:span text:style-name="Source_20_Text">}</text:span></text:p>
      <text:p text:style-name="Horizontal_20_Line"/>
      <text:h text:style-name="Heading_20_2" text:outline-level="2"><text:soft-page-break/>8️⃣ Enums</text:h>
      <text:p text:style-name="Text_20_body"><text:span text:style-name="Strong_20_Emphasis">(Often asked, sometimes tricky)</text:span></text:p>
      <text:list text:style-name="L8">
        <text:list-item>
          <text:p text:style-name="P12">What is an enum?</text:p>
        </text:list-item>
        <text:list-item>
          <text:p text:style-name="P12">Numeric vs string enums?</text:p>
        </text:list-item>
        <text:list-item>
          <text:p text:style-name="P12">Why are enums sometimes discouraged?</text:p>
        </text:list-item>
        <text:list-item>
          <text:p text:style-name="P12">What is a <text:span text:style-name="Source_20_Text">const enum</text:span>?</text:p>
        </text:list-item>
      </text:list>
      <text:p text:style-name="Horizontal_20_Line"/>
      <text:h text:style-name="Heading_20_2" text:outline-level="2">9️⃣ Generics (Basic Level)</text:h>
      <text:list text:style-name="L9">
        <text:list-item>
          <text:p text:style-name="P13">What are generics?</text:p>
        </text:list-item>
        <text:list-item>
          <text:p text:style-name="P13">Why do we need generics?</text:p>
        </text:list-item>
        <text:list-item>
          <text:p text:style-name="P13">Generic functions?</text:p>
        </text:list-item>
        <text:list-item>
          <text:p text:style-name="P13">Generic interfaces?</text:p>
        </text:list-item>
      </text:list>
      <text:p text:style-name="P5"><text:span text:style-name="Source_20_Text">function identity&lt;T&gt;(value: T): T {</text:span></text:p>
      <text:p text:style-name="P6"><text:span text:style-name="Source_20_Text"><text:s text:c="2"/>return value</text:span></text:p>
      <text:p text:style-name="P7"><text:span text:style-name="Source_20_Text">}</text:span></text:p>
      <text:p text:style-name="Text_20_body">👉 <text:span text:style-name="Emphasis">They check if you understand reusability.</text:span></text:p>
      <text:p text:style-name="Horizontal_20_Line"/>
      <text:h text:style-name="Heading_20_2" text:outline-level="2">🔟 Type Assertions</text:h>
      <text:list text:style-name="L10">
        <text:list-item>
          <text:p text:style-name="P14">What is type assertion?</text:p>
        </text:list-item>
        <text:list-item>
          <text:p text:style-name="P14">Difference between <text:span text:style-name="Source_20_Text">as</text:span> and angle-bracket syntax?</text:p>
        </text:list-item>
        <text:list-item>
          <text:p text:style-name="P14">Is type assertion type conversion?</text:p>
        </text:list-item>
        <text:list-item>
          <text:p text:style-name="P14">When should you avoid type assertions?</text:p>
        </text:list-item>
      </text:list>
      <text:p text:style-name="P3"><text:span text:style-name="Source_20_Text">const input = document.getElementById("id") as HTMLInputElement</text:span></text:p>
      <text:p text:style-name="Horizontal_20_Line"/>
      <text:h text:style-name="Heading_20_2" text:outline-level="2">1️⃣1️⃣ Utility Types (Very Important for SDE-1)</text:h>
      <text:list text:style-name="L11">
        <text:list-item>
          <text:p text:style-name="P15">What is <text:span text:style-name="Source_20_Text">Partial&lt;T&gt;</text:span>?</text:p>
        </text:list-item>
        <text:list-item>
          <text:p text:style-name="P15">What is <text:span text:style-name="Source_20_Text">Required&lt;T&gt;</text:span>?</text:p>
        </text:list-item>
        <text:list-item>
          <text:p text:style-name="P15">What is <text:span text:style-name="Source_20_Text">Readonly&lt;T&gt;</text:span>?</text:p>
        </text:list-item>
        <text:list-item>
          <text:p text:style-name="P15"><text:soft-page-break/>What is <text:span text:style-name="Source_20_Text">Pick&lt;T, K&gt;</text:span>?</text:p>
        </text:list-item>
        <text:list-item>
          <text:p text:style-name="P15">What is <text:span text:style-name="Source_20_Text">Omit&lt;T, K&gt;</text:span>?</text:p>
        </text:list-item>
      </text:list>
      <text:p text:style-name="P3"><text:span text:style-name="Source_20_Text">type UserPreview = Pick&lt;User, "id" | "name"&gt;</text:span></text:p>
      <text:p text:style-name="Horizontal_20_Line"/>
      <text:h text:style-name="Heading_20_2" text:outline-level="2">1️⃣2️⃣ Modules &amp; Imports</text:h>
      <text:list text:style-name="L12">
        <text:list-item>
          <text:p text:style-name="P16">How do you export/import in TypeScript?</text:p>
        </text:list-item>
        <text:list-item>
          <text:p text:style-name="P16">Difference between <text:span text:style-name="Source_20_Text">export default</text:span> and named export?</text:p>
        </text:list-item>
        <text:list-item>
          <text:p text:style-name="P16">How does TypeScript work with ES modules?</text:p>
        </text:list-item>
        <text:list-item>
          <text:p text:style-name="P16">What is a declaration file (<text:span text:style-name="Source_20_Text">.d.ts</text:span>)?</text:p>
        </text:list-item>
      </text:list>
      <text:p text:style-name="Horizontal_20_Line"/>
      <text:h text:style-name="Heading_20_2" text:outline-level="2">1️⃣3️⃣ tsconfig.json</text:h>
      <text:p text:style-name="Text_20_body"><text:span text:style-name="Strong_20_Emphasis">(Highly asked in real interviews)</text:span></text:p>
      <text:list text:style-name="L13">
        <text:list-item>
          <text:p text:style-name="P17">What is <text:span text:style-name="Source_20_Text">tsconfig.json</text:span>?</text:p>
        </text:list-item>
        <text:list-item>
          <text:p text:style-name="P17">What does <text:span text:style-name="Source_20_Text">strict</text:span> do?</text:p>
        </text:list-item>
        <text:list-item>
          <text:p text:style-name="P17">What is <text:span text:style-name="Source_20_Text">noImplicitAny</text:span>?</text:p>
        </text:list-item>
        <text:list-item>
          <text:p text:style-name="P17">What is <text:span text:style-name="Source_20_Text">target</text:span>?</text:p>
        </text:list-item>
        <text:list-item>
          <text:p text:style-name="P17">What is <text:span text:style-name="Source_20_Text">module</text:span>?</text:p>
        </text:list-item>
        <text:list-item>
          <text:p text:style-name="P17">What is <text:span text:style-name="Source_20_Text">esModuleInterop</text:span>?</text:p>
        </text:list-item>
      </text:list>
      <text:p text:style-name="Horizontal_20_Line"/>
      <text:h text:style-name="Heading_20_2" text:outline-level="2">1️⃣4️⃣ TypeScript with React (SDE-1 must know)</text:h>
      <text:list text:style-name="L14">
        <text:list-item>
          <text:p text:style-name="P18">How do you type props?</text:p>
        </text:list-item>
        <text:list-item>
          <text:p text:style-name="P18">How do you type state?</text:p>
        </text:list-item>
        <text:list-item>
          <text:p text:style-name="P18">How do you type event handlers?</text:p>
        </text:list-item>
        <text:list-item>
          <text:p text:style-name="P18">Difference between <text:span text:style-name="Source_20_Text">React.FC</text:span> and normal function?</text:p>
        </text:list-item>
        <text:list-item>
          <text:p text:style-name="P18">How do you type <text:span text:style-name="Source_20_Text">useState</text:span>?</text:p>
        </text:list-item>
      </text:list>
      <text:p text:style-name="P3"><text:span text:style-name="Source_20_Text">const [count, setCount] = useState&lt;number&gt;(0)</text:span></text:p>
      <text:p text:style-name="Horizontal_20_Line"/>
      <text:h text:style-name="Heading_20_2" text:outline-level="2"><text:soft-page-break/>1️⃣5️⃣ Common Errors &amp; Pitfalls (Interview Favorite)</text:h>
      <text:list text:style-name="L15">
        <text:list-item>
          <text:p text:style-name="P19">Why does TypeScript show errors even when code works?</text:p>
        </text:list-item>
        <text:list-item>
          <text:p text:style-name="P19">Why is <text:span text:style-name="Source_20_Text">any</text:span> bad?</text:p>
        </text:list-item>
        <text:list-item>
          <text:p text:style-name="P19">Why does TypeScript complain about <text:span text:style-name="Source_20_Text">null</text:span>?</text:p>
        </text:list-item>
        <text:list-item>
          <text:p text:style-name="P19">Why do we get “Property does not exist” errors?</text:p>
        </text:list-item>
        <text:list-item>
          <text:p text:style-name="P19">How to fix type mismatch errors?</text:p>
        </text:list-item>
      </text:list>
      <text:p text:style-name="Horizontal_20_Line"/>
      <text:h text:style-name="Heading_20_2" text:outline-level="2">1️⃣6️⃣ Runtime vs Compile Time</text:h>
      <text:p text:style-name="Text_20_body"><text:span text:style-name="Strong_20_Emphasis">(Very important concept)</text:span></text:p>
      <text:list text:style-name="L16">
        <text:list-item>
          <text:p text:style-name="P20">What is compile-time checking?</text:p>
        </text:list-item>
        <text:list-item>
          <text:p text:style-name="P20">Does TypeScript add runtime checks?</text:p>
        </text:list-item>
        <text:list-item>
          <text:p text:style-name="P20">Can TypeScript prevent runtime errors?</text:p>
        </text:list-item>
        <text:list-item>
          <text:p text:style-name="P20">What errors TS cannot catch?</text:p>
        </text:list-item>
      </text:list>
      <text:p text:style-name="Horizontal_20_Line"/>
      <text:h text:style-name="Heading_20_2" text:outline-level="2">1️⃣7️⃣ Scenario-Based Questions</text:h>
      <text:list text:style-name="L17">
        <text:list-item>
          <text:p text:style-name="P21">How would you type an API response?</text:p>
        </text:list-item>
        <text:list-item>
          <text:p text:style-name="P21">How do you handle optional fields from backend?</text:p>
        </text:list-item>
        <text:list-item>
          <text:p text:style-name="P21">How do you safely handle <text:span text:style-name="Source_20_Text">unknown</text:span> data?</text:p>
        </text:list-item>
        <text:list-item>
          <text:p text:style-name="P21">How do you model a form with TypeScript?</text:p>
        </text:list-item>
        <text:list-item>
          <text:p text:style-name="P21">How would you refactor JS code to TS?</text:p>
        </text:list-item>
      </text:list>
      <text:p text:style-name="Horizontal_20_Line"/>
      <text:h text:style-name="Heading_20_2" text:outline-level="2">1️⃣8️⃣ Debugging Questions</text:h>
      <text:list text:style-name="L18">
        <text:list-item>
          <text:p text:style-name="P22">How do you fix type errors?</text:p>
        </text:list-item>
        <text:list-item>
          <text:p text:style-name="P22">How do you read TS error messages?</text:p>
        </text:list-item>
        <text:list-item>
          <text:p text:style-name="P22">How do you debug type inference?</text:p>
        </text:list-item>
        <text:list-item>
          <text:p text:style-name="P22">How do you gradually migrate JS → TS?</text:p>
        </text:list-item>
      </text:list>
      <text:p text:style-name="Horizontal_20_Line"/>
      <text:h text:style-name="Heading_20_2" text:outline-level="2"><text:soft-page-break/>🎯 What Interviewers EXPECT from SDE-1</text:h>
      <text:p text:style-name="Text_20_body">✔ Understand <text:span text:style-name="Strong_20_Emphasis">types, not syntax</text:span><text:line-break/>✔ Avoid <text:span text:style-name="Source_20_Text">any</text:span><text:line-break/>✔ Can read &amp; fix TS errors<text:line-break/>✔ Can type functions, objects, React components<text:line-break/>✔ Understand compile-time vs runtime<text:line-break/>✔ Write safe, readable code</text:p>
      <text:p text:style-name="Horizontal_20_Line"/>
      <text:h text:style-name="Heading_20_2" text:outline-level="2">🔥 Final Tip (Very Important)</text:h>
      <text:p text:style-name="Text_20_body">If you can confidently answer <text:span text:style-name="Strong_20_Emphasis">Sections 1–14</text:span>, you are <text:span text:style-name="Strong_20_Emphasis">above average SDE-1</text:span>.</text:p>
      <text:p text:style-name="Horizontal_20_Line"/>
      <text:p text:style-name="Text_20_body">If you want next:</text:p>
      <text:list text:style-name="L19">
        <text:list-item>
          <text:p text:style-name="P23">✅ <text:span text:style-name="Strong_20_Emphasis">Model answers for each question</text:span></text:p>
        </text:list-item>
        <text:list-item>
          <text:p text:style-name="P23">✅ <text:span text:style-name="Strong_20_Emphasis">Hands-on TypeScript coding problems</text:span></text:p>
        </text:list-item>
        <text:list-item>
          <text:p text:style-name="P23">✅ <text:span text:style-name="Strong_20_Emphasis">JS vs TS comparison cheatsheet</text:span></text:p>
        </text:list-item>
        <text:list-item>
          <text:p text:style-name="P23">✅ <text:span text:style-name="Strong_20_Emphasis">Common TS interview mistakes</text:span></text:p>
        </text:list-item>
        <text:list-item>
          <text:p text:style-name="P23">✅ <text:span text:style-name="Strong_20_Emphasis">A 7-day TypeScript crash prep plan</text:span></text:p>
        </text:list-item>
      </text:list>
      <text:p text:style-name="Text_20_body">Just tell me what to generate next.</text:p>
      <text:p text:style-name="Text_20_body">give more common errors &amp; pitfalls, runtime and compile time, scenario based questions,debugging questions, and typescript with nextjs</text:p>
      <text:p text:style-name="Text_20_body">Perfect — this is exactly the <text:span text:style-name="Strong_20_Emphasis">gap most SDE-1 candidates have</text:span>.<text:line-break/>Below is a <text:span text:style-name="Strong_20_Emphasis">deep, interview-focused expansion</text:span> of the <text:span text:style-name="Strong_20_Emphasis">most asked + most failed</text:span> areas:</text:p>
      <text:list text:style-name="L20">
        <text:list-item>
          <text:p text:style-name="P24"><text:span text:style-name="Strong_20_Emphasis">Common Errors &amp; Pitfalls (very realistic)</text:span></text:p>
        </text:list-item>
        <text:list-item>
          <text:p text:style-name="P24"><text:span text:style-name="Strong_20_Emphasis">Compile-time vs Runtime (clarity questions interviewers love)</text:span></text:p>
        </text:list-item>
        <text:list-item>
          <text:p text:style-name="P24"><text:span text:style-name="Strong_20_Emphasis">Scenario-based questions (real work situations)</text:span></text:p>
        </text:list-item>
        <text:list-item>
          <text:p text:style-name="P24"><text:span text:style-name="Strong_20_Emphasis">Debugging TypeScript problems</text:span></text:p>
        </text:list-item>
        <text:list-item>
          <text:p text:style-name="P24"><text:span text:style-name="Strong_20_Emphasis">TypeScript with Next.js (extremely common now)</text:span></text:p>
        </text:list-item>
      </text:list>
      <text:p text:style-name="Text_20_body">Everything here is <text:span text:style-name="Strong_20_Emphasis">practical</text:span>, <text:span text:style-name="Strong_20_Emphasis">interview-tested</text:span>, and <text:span text:style-name="Strong_20_Emphasis">SDE-1 appropriate</text:span>.</text:p>
      <text:p text:style-name="Horizontal_20_Line"/>
      <text:h text:style-name="Heading_20_1" text:outline-level="1"><text:soft-page-break/>✅ <text:span text:style-name="Strong_20_Emphasis">TypeScript – Deep Dive for SDE-1 Interviews</text:span></text:h>
      <text:p text:style-name="Horizontal_20_Line"/>
      <text:h text:style-name="Heading_20_2" text:outline-level="2">1️⃣ COMMON TYPESCRIPT ERRORS &amp; PITFALLS</text:h>
      <text:p text:style-name="Text_20_body"><text:span text:style-name="Emphasis">(Interviewers ask these because juniors face them daily)</text:span></text:p>
      <text:p text:style-name="Horizontal_20_Line"/>
      <text:h text:style-name="Heading_20_3" text:outline-level="3">🔴 1. Using <text:span text:style-name="Source_20_Text">any</text:span> Everywhere</text:h>
      <text:p text:style-name="Text_20_body"><text:span text:style-name="Strong_20_Emphasis">Question:</text:span></text:p>
      <text:list text:style-name="L21">
        <text:list-item>
          <text:p text:style-name="P25">Why is <text:span text:style-name="Source_20_Text">any</text:span> dangerous?</text:p>
        </text:list-item>
        <text:list-item>
          <text:p text:style-name="P25">When is <text:span text:style-name="Source_20_Text">any</text:span> acceptable?</text:p>
        </text:list-item>
      </text:list>
      <text:p text:style-name="Text_20_body"><text:span text:style-name="Strong_20_Emphasis">Problem:</text:span></text:p>
      <text:p text:style-name="P5"><text:span text:style-name="Source_20_Text">let data: any</text:span></text:p>
      <text:p text:style-name="P7"><text:span text:style-name="Source_20_Text">data.toUpperCase() // no error, runtime crash possible</text:span></text:p>
      <text:p text:style-name="Text_20_body"><text:span text:style-name="Strong_20_Emphasis">Fix:</text:span></text:p>
      <text:p text:style-name="P3"><text:span text:style-name="Source_20_Text">let data: unknown</text:span></text:p>
      <text:p text:style-name="Horizontal_20_Line"/>
      <text:h text:style-name="Heading_20_3" text:outline-level="3">🔴 2. Confusing <text:span text:style-name="Source_20_Text">any</text:span> vs <text:span text:style-name="Source_20_Text">unknown</text:span></text:h>
      <text:p text:style-name="Text_20_body"><text:span text:style-name="Strong_20_Emphasis">Question:</text:span></text:p>
      <text:list text:style-name="L22">
        <text:list-item>
          <text:p text:style-name="P26">Difference between <text:span text:style-name="Source_20_Text">any</text:span> and <text:span text:style-name="Source_20_Text">unknown</text:span>?</text:p>
        </text:list-item>
      </text:list>
      <text:p text:style-name="P5"><text:span text:style-name="Source_20_Text">let value: unknown</text:span></text:p>
      <text:p text:style-name="P7"><text:span text:style-name="Source_20_Text">value.toUpperCase() // ❌ error</text:span></text:p>
      <text:p text:style-name="Text_20_body"><text:span text:style-name="Strong_20_Emphasis">Correct way:</text:span></text:p>
      <text:p text:style-name="P5"><text:span text:style-name="Source_20_Text">if (typeof value === "string") {</text:span></text:p>
      <text:p text:style-name="P6"><text:span text:style-name="Source_20_Text"><text:s text:c="2"/>value.toUpperCase()</text:span></text:p>
      <text:p text:style-name="P7"><text:span text:style-name="Source_20_Text">}</text:span></text:p>
      <text:p text:style-name="Horizontal_20_Line"/>
      <text:h text:style-name="Heading_20_3" text:outline-level="3">🔴 3. Forgetting <text:span text:style-name="Source_20_Text">strictNullChecks</text:span></text:h>
      <text:p text:style-name="Text_20_body"><text:span text:style-name="Strong_20_Emphasis">Question:</text:span></text:p>
      <text:list text:style-name="L23">
        <text:list-item>
          <text:p text:style-name="P27">Why does TypeScript complain about <text:span text:style-name="Source_20_Text">null</text:span>?</text:p>
        </text:list-item>
      </text:list>
      <text:p text:style-name="P5"><text:soft-page-break/><text:span text:style-name="Source_20_Text">let user: string | null = null</text:span></text:p>
      <text:p text:style-name="P7"><text:span text:style-name="Source_20_Text">user.toUpperCase() // ❌</text:span></text:p>
      <text:p text:style-name="Text_20_body"><text:span text:style-name="Strong_20_Emphasis">Fix:</text:span></text:p>
      <text:p text:style-name="P3"><text:span text:style-name="Source_20_Text">if (user) user.toUpperCase()</text:span></text:p>
      <text:p text:style-name="Horizontal_20_Line"/>
      <text:h text:style-name="Heading_20_3" text:outline-level="3">🔴 4. Property Does Not Exist Error</text:h>
      <text:p text:style-name="Text_20_body"><text:span text:style-name="Strong_20_Emphasis">Question:</text:span></text:p>
      <text:list text:style-name="L24">
        <text:list-item>
          <text:p text:style-name="P28">Why does TS say property doesn’t exist?</text:p>
        </text:list-item>
      </text:list>
      <text:p text:style-name="P5"><text:span text:style-name="Source_20_Text">type User = { name: string }</text:span></text:p>
      <text:p text:style-name="P7"><text:span text:style-name="Source_20_Text">user.age // ❌</text:span></text:p>
      <text:p text:style-name="Text_20_body"><text:span text:style-name="Strong_20_Emphasis">Fix:</text:span> Add property or narrow type.</text:p>
      <text:p text:style-name="Horizontal_20_Line"/>
      <text:h text:style-name="Heading_20_3" text:outline-level="3">🔴 5. Incorrect Function Return Types</text:h>
      <text:p text:style-name="P5"><text:span text:style-name="Source_20_Text">function getUser() {</text:span></text:p>
      <text:p text:style-name="P6"><text:span text:style-name="Source_20_Text"><text:s text:c="2"/>return "Sujal"</text:span></text:p>
      <text:p text:style-name="P7"><text:span text:style-name="Source_20_Text">}</text:span></text:p>
      <text:p text:style-name="Text_20_body">Interview question:</text:p>
      <text:list text:style-name="L25">
        <text:list-item>
          <text:p text:style-name="P29">Why infer vs explicit return type?</text:p>
        </text:list-item>
      </text:list>
      <text:p text:style-name="Horizontal_20_Line"/>
      <text:h text:style-name="Heading_20_3" text:outline-level="3">🔴 6. Misusing Type Assertions</text:h>
      <text:p text:style-name="P5"><text:span text:style-name="Source_20_Text">const el = document.getElementById("x") as HTMLInputElement</text:span></text:p>
      <text:p text:style-name="P7"><text:span text:style-name="Source_20_Text">el.value // ❌ runtime error if null</text:span></text:p>
      <text:p text:style-name="Text_20_body"><text:span text:style-name="Strong_20_Emphasis">Correct:</text:span></text:p>
      <text:p text:style-name="P3"><text:span text:style-name="Source_20_Text">if (el) el.value</text:span></text:p>
      <text:p text:style-name="Horizontal_20_Line"/>
      <text:h text:style-name="Heading_20_3" text:outline-level="3">🔴 7. Enum Pitfalls</text:h>
      <text:p text:style-name="Text_20_body"><text:span text:style-name="Strong_20_Emphasis">Question:</text:span></text:p>
      <text:list text:style-name="L26">
        <text:list-item>
          <text:p text:style-name="P30">Why enums increase bundle size?</text:p>
        </text:list-item>
        <text:list-item>
          <text:p text:style-name="P30">Why many teams avoid them?</text:p>
        </text:list-item>
      </text:list>
      <text:p text:style-name="Horizontal_20_Line"/>
      <text:h text:style-name="Heading_20_3" text:outline-level="3"><text:soft-page-break/>🔴 8. Over-complicating Types</text:h>
      <text:list text:style-name="L27">
        <text:list-item>
          <text:p text:style-name="P31">Too many generics</text:p>
        </text:list-item>
        <text:list-item>
          <text:p text:style-name="P31">Nested types making code unreadable</text:p>
        </text:list-item>
      </text:list>
      <text:p text:style-name="Horizontal_20_Line"/>
      <text:h text:style-name="Heading_20_2" text:outline-level="2">2️⃣ COMPILE-TIME VS RUNTIME (VERY IMPORTANT)</text:h>
      <text:p text:style-name="Horizontal_20_Line"/>
      <text:h text:style-name="Heading_20_3" text:outline-level="3">🔹 Interview Favorite Questions</text:h>
      <text:list text:style-name="L28">
        <text:list-item>
          <text:p text:style-name="P32">What errors does TypeScript catch?</text:p>
        </text:list-item>
        <text:list-item>
          <text:p text:style-name="P32">Does TypeScript exist at runtime?</text:p>
        </text:list-item>
        <text:list-item>
          <text:p text:style-name="P32">Can TypeScript prevent all runtime errors?</text:p>
        </text:list-item>
      </text:list>
      <text:p text:style-name="Horizontal_20_Line"/>
      <text:h text:style-name="Heading_20_3" text:outline-level="3">🔹 Compile-Time (TypeScript)</text:h>
      <text:p text:style-name="Text_20_body">✔ Happens before code runs<text:line-break/>✔ Catches:</text:p>
      <text:list text:style-name="L29">
        <text:list-item>
          <text:p text:style-name="P33">Type mismatch</text:p>
        </text:list-item>
        <text:list-item>
          <text:p text:style-name="P33">Missing properties</text:p>
        </text:list-item>
        <text:list-item>
          <text:p text:style-name="P33">Wrong function usage</text:p>
        </text:list-item>
      </text:list>
      <text:p text:style-name="Text_20_body">Example:</text:p>
      <text:p text:style-name="P3"><text:span text:style-name="Source_20_Text">let x: number = "hello" // ❌</text:span></text:p>
      <text:p text:style-name="Horizontal_20_Line"/>
      <text:h text:style-name="Heading_20_3" text:outline-level="3">🔹 Runtime (JavaScript)</text:h>
      <text:p text:style-name="Text_20_body">✔ Happens when code runs<text:line-break/>✔ TS <text:span text:style-name="Strong_20_Emphasis">cannot</text:span> catch:</text:p>
      <text:list text:style-name="L30">
        <text:list-item>
          <text:p text:style-name="P34">Network failures</text:p>
        </text:list-item>
        <text:list-item>
          <text:p text:style-name="P34">Null API responses</text:p>
        </text:list-item>
        <text:list-item>
          <text:p text:style-name="P34">Runtime exceptions</text:p>
        </text:list-item>
      </text:list>
      <text:p text:style-name="Text_20_body">Example:</text:p>
      <text:p text:style-name="P3"><text:span text:style-name="Source_20_Text">JSON.parse("invalid") // runtime error</text:span></text:p>
      <text:p text:style-name="Horizontal_20_Line"/>
      <text:h text:style-name="Heading_20_3" text:outline-level="3"><text:soft-page-break/>🔹 Key Interview Line (MEMORIZE):</text:h>
      <text:p text:style-name="Quotations"><text:span text:style-name="Strong_20_Emphasis">TypeScript helps reduce runtime bugs but cannot eliminate them.</text:span></text:p>
      <text:p text:style-name="Horizontal_20_Line"/>
      <text:h text:style-name="Heading_20_2" text:outline-level="2">3️⃣ SCENARIO-BASED TYPESCRIPT QUESTIONS</text:h>
      <text:p text:style-name="Text_20_body"><text:span text:style-name="Emphasis">(Almost always asked)</text:span></text:p>
      <text:p text:style-name="Horizontal_20_Line"/>
      <text:h text:style-name="Heading_20_3" text:outline-level="3">🧠 Scenario 1: API Response Typing</text:h>
      <text:p text:style-name="Text_20_body"><text:span text:style-name="Strong_20_Emphasis">Question:</text:span></text:p>
      <text:list text:style-name="L31">
        <text:list-item>
          <text:p text:style-name="P35">How do you type an API response?</text:p>
        </text:list-item>
      </text:list>
      <text:p text:style-name="P5"><text:span text:style-name="Source_20_Text">type User = {</text:span></text:p>
      <text:p text:style-name="P6"><text:span text:style-name="Source_20_Text"><text:s text:c="2"/>id: number</text:span></text:p>
      <text:p text:style-name="P6"><text:span text:style-name="Source_20_Text"><text:s text:c="2"/>name: string</text:span></text:p>
      <text:p text:style-name="P6"><text:span text:style-name="Source_20_Text">}</text:span></text:p>
      <text:p text:style-name="P6"/>
      <text:p text:style-name="P7"><text:span text:style-name="Source_20_Text">const res: User = await fetchUser()</text:span></text:p>
      <text:p text:style-name="Horizontal_20_Line"/>
      <text:h text:style-name="Heading_20_3" text:outline-level="3">🧠 Scenario 2: Optional Backend Fields</text:h>
      <text:p text:style-name="P5"><text:span text:style-name="Source_20_Text">type User = {</text:span></text:p>
      <text:p text:style-name="P6"><text:span text:style-name="Source_20_Text"><text:s text:c="2"/>id: number</text:span></text:p>
      <text:p text:style-name="P6"><text:span text:style-name="Source_20_Text"><text:s text:c="2"/>name?: string</text:span></text:p>
      <text:p text:style-name="P7"><text:span text:style-name="Source_20_Text">}</text:span></text:p>
      <text:p text:style-name="Text_20_body"><text:span text:style-name="Strong_20_Emphasis">Question:</text:span></text:p>
      <text:list text:style-name="L32">
        <text:list-item>
          <text:p text:style-name="P36">How do you safely access optional fields?</text:p>
        </text:list-item>
      </text:list>
      <text:p text:style-name="Horizontal_20_Line"/>
      <text:h text:style-name="Heading_20_3" text:outline-level="3">🧠 Scenario 3: Handling <text:span text:style-name="Source_20_Text">unknown</text:span> Data</text:h>
      <text:p text:style-name="P5"><text:span text:style-name="Source_20_Text">function handle(data: unknown) {</text:span></text:p>
      <text:p text:style-name="P6"><text:span text:style-name="Source_20_Text"><text:s text:c="2"/>if (typeof data === "object" &amp;&amp; data !== null) {</text:span></text:p>
      <text:p text:style-name="P6"><text:span text:style-name="Source_20_Text"><text:s text:c="4"/>// safe</text:span></text:p>
      <text:p text:style-name="P6"><text:span text:style-name="Source_20_Text"><text:s text:c="2"/>}</text:span></text:p>
      <text:p text:style-name="P7"><text:span text:style-name="Source_20_Text">}</text:span></text:p>
      <text:p text:style-name="Horizontal_20_Line"/>
      <text:h text:style-name="Heading_20_3" text:outline-level="3">🧠 Scenario 4: Form Handling</text:h>
      <text:list text:style-name="L33">
        <text:list-item>
          <text:p text:style-name="P37">How to type form inputs?</text:p>
        </text:list-item>
        <text:list-item>
          <text:p text:style-name="P37">How to avoid <text:span text:style-name="Source_20_Text">any</text:span> in forms?</text:p>
        </text:list-item>
      </text:list>
      <text:p text:style-name="Horizontal_20_Line"><text:soft-page-break/></text:p>
      <text:h text:style-name="Heading_20_3" text:outline-level="3">🧠 Scenario 5: Migrating JS → TS</text:h>
      <text:list text:style-name="L34">
        <text:list-item>
          <text:p text:style-name="P38">How to gradually add types?</text:p>
        </text:list-item>
        <text:list-item>
          <text:p text:style-name="P38">Where to start?</text:p>
        </text:list-item>
        <text:list-item>
          <text:p text:style-name="P38">How to reduce errors?</text:p>
        </text:list-item>
      </text:list>
      <text:p text:style-name="Horizontal_20_Line"/>
      <text:h text:style-name="Heading_20_2" text:outline-level="2">4️⃣ DEBUGGING TYPESCRIPT QUESTIONS</text:h>
      <text:p text:style-name="Text_20_body"><text:span text:style-name="Emphasis">(Interviewers love this)</text:span></text:p>
      <text:p text:style-name="Horizontal_20_Line"/>
      <text:h text:style-name="Heading_20_3" text:outline-level="3">🔍 1. Reading TS Errors</text:h>
      <text:p text:style-name="Text_20_body"><text:span text:style-name="Strong_20_Emphasis">Question:</text:span></text:p>
      <text:list text:style-name="L35">
        <text:list-item>
          <text:p text:style-name="P39">How do you understand long TS errors?</text:p>
        </text:list-item>
      </text:list>
      <text:p text:style-name="Text_20_body"><text:span text:style-name="Strong_20_Emphasis">Answer:</text:span></text:p>
      <text:list text:style-name="L36">
        <text:list-item>
          <text:p text:style-name="P40">Start from top</text:p>
        </text:list-item>
        <text:list-item>
          <text:p text:style-name="P40">Find mismatched type</text:p>
        </text:list-item>
        <text:list-item>
          <text:p text:style-name="P40">Fix root, not symptoms</text:p>
        </text:list-item>
      </text:list>
      <text:p text:style-name="Horizontal_20_Line"/>
      <text:h text:style-name="Heading_20_3" text:outline-level="3">🔍 2. Type Inference Gone Wrong</text:h>
      <text:p text:style-name="P5"><text:span text:style-name="Source_20_Text">let arr = []</text:span></text:p>
      <text:p text:style-name="P6"><text:span text:style-name="Source_20_Text">arr.push(1)</text:span></text:p>
      <text:p text:style-name="P7"><text:span text:style-name="Source_20_Text">arr.push("a") // inferred as (string | number)[]</text:span></text:p>
      <text:p text:style-name="Text_20_body"><text:span text:style-name="Strong_20_Emphasis">Fix:</text:span></text:p>
      <text:p text:style-name="P3"><text:span text:style-name="Source_20_Text">let arr: number[] = []</text:span></text:p>
      <text:p text:style-name="Horizontal_20_Line"/>
      <text:h text:style-name="Heading_20_3" text:outline-level="3">🔍 3. Why TS Allows Wrong Code Sometimes</text:h>
      <text:p text:style-name="P5"><text:span text:style-name="Source_20_Text">const obj = {}</text:span></text:p>
      <text:p text:style-name="P7"><text:span text:style-name="Source_20_Text">obj.name = "x" // ❌</text:span></text:p>
      <text:p text:style-name="Horizontal_20_Line"/>
      <text:h text:style-name="Heading_20_3" text:outline-level="3"><text:soft-page-break/>🔍 4. Debugging Third-Party Libraries</text:h>
      <text:list text:style-name="L37">
        <text:list-item>
          <text:p text:style-name="P41">How to use <text:span text:style-name="Source_20_Text">.d.ts</text:span>?</text:p>
        </text:list-item>
        <text:list-item>
          <text:p text:style-name="P41">What if types are missing?</text:p>
        </text:list-item>
      </text:list>
      <text:p text:style-name="Horizontal_20_Line"/>
      <text:h text:style-name="Heading_20_3" text:outline-level="3">🔍 5. Narrowing Debugging</text:h>
      <text:list text:style-name="L38">
        <text:list-item>
          <text:p text:style-name="P42">Using <text:span text:style-name="Source_20_Text">typeof</text:span></text:p>
        </text:list-item>
        <text:list-item>
          <text:p text:style-name="P42">Using <text:span text:style-name="Source_20_Text">in</text:span></text:p>
        </text:list-item>
        <text:list-item>
          <text:p text:style-name="P42">Using custom type guards</text:p>
        </text:list-item>
      </text:list>
      <text:p text:style-name="Horizontal_20_Line"/>
      <text:h text:style-name="Heading_20_2" text:outline-level="2">5️⃣ TYPESCRIPT WITH NEXT.JS (VERY IMPORTANT)</text:h>
      <text:p text:style-name="Horizontal_20_Line"/>
      <text:h text:style-name="Heading_20_3" text:outline-level="3">🔷 1. Why Next.js + TypeScript?</text:h>
      <text:list text:style-name="L39">
        <text:list-item>
          <text:p text:style-name="P43">Built-in TS support</text:p>
        </text:list-item>
        <text:list-item>
          <text:p text:style-name="P43">SSR + typing</text:p>
        </text:list-item>
        <text:list-item>
          <text:p text:style-name="P43">Safer APIs &amp; pages</text:p>
        </text:list-item>
      </text:list>
      <text:p text:style-name="Horizontal_20_Line"/>
      <text:h text:style-name="Heading_20_3" text:outline-level="3">🔷 2. Typing Pages</text:h>
      <text:p text:style-name="P5"><text:span text:style-name="Source_20_Text">import { NextPage } from "next"</text:span></text:p>
      <text:p text:style-name="P6"/>
      <text:p text:style-name="P6"><text:span text:style-name="Source_20_Text">const Home: NextPage = () =&gt; {</text:span></text:p>
      <text:p text:style-name="P6"><text:span text:style-name="Source_20_Text"><text:s text:c="2"/>return &lt;div&gt;Hello&lt;/div&gt;</text:span></text:p>
      <text:p text:style-name="P7"><text:span text:style-name="Source_20_Text">}</text:span></text:p>
      <text:p text:style-name="Horizontal_20_Line"/>
      <text:h text:style-name="Heading_20_3" text:outline-level="3">🔷 3. Typing <text:span text:style-name="Source_20_Text">getServerSideProps</text:span></text:h>
      <text:p text:style-name="P5"><text:span text:style-name="Source_20_Text">export const getServerSideProps: GetServerSideProps = async () =&gt; {</text:span></text:p>
      <text:p text:style-name="P6"><text:span text:style-name="Source_20_Text"><text:s text:c="2"/>return { props: { data: "hello" } }</text:span></text:p>
      <text:p text:style-name="P7"><text:span text:style-name="Source_20_Text">}</text:span></text:p>
      <text:p text:style-name="Horizontal_20_Line"/>
      <text:h text:style-name="Heading_20_3" text:outline-level="3">🔷 4. Typing API Routes</text:h>
      <text:p text:style-name="P5"><text:span text:style-name="Source_20_Text">import type { NextApiRequest, NextApiResponse } from "next"</text:span></text:p>
      <text:p text:style-name="P6"/>
      <text:p text:style-name="P6"><text:span text:style-name="Source_20_Text">export default function handler(</text:span></text:p>
      <text:p text:style-name="P6"><text:soft-page-break/><text:span text:style-name="Source_20_Text"><text:s text:c="2"/>req: NextApiRequest,</text:span></text:p>
      <text:p text:style-name="P6"><text:span text:style-name="Source_20_Text"><text:s text:c="2"/>res: NextApiResponse</text:span></text:p>
      <text:p text:style-name="P6"><text:span text:style-name="Source_20_Text">) {</text:span></text:p>
      <text:p text:style-name="P6"><text:span text:style-name="Source_20_Text"><text:s text:c="2"/>res.status(200).json({ ok: true })</text:span></text:p>
      <text:p text:style-name="P7"><text:span text:style-name="Source_20_Text">}</text:span></text:p>
      <text:p text:style-name="Horizontal_20_Line"/>
      <text:h text:style-name="Heading_20_3" text:outline-level="3">🔷 5. Typing <text:span text:style-name="Source_20_Text">useRouter</text:span></text:h>
      <text:p text:style-name="P5"><text:span text:style-name="Source_20_Text">const router = useRouter()</text:span></text:p>
      <text:p text:style-name="P7"><text:span text:style-name="Source_20_Text">router.query.id as string</text:span></text:p>
      <text:p text:style-name="Horizontal_20_Line"/>
      <text:h text:style-name="Heading_20_3" text:outline-level="3">🔷 6. Server vs Client Components (App Router)</text:h>
      <text:p text:style-name="Text_20_body"><text:span text:style-name="Strong_20_Emphasis">Questions:</text:span></text:p>
      <text:list text:style-name="L40">
        <text:list-item>
          <text:p text:style-name="P44">Why <text:span text:style-name="Source_20_Text">use client</text:span>?</text:p>
        </text:list-item>
        <text:list-item>
          <text:p text:style-name="P44">Why TS errors in server components?</text:p>
        </text:list-item>
        <text:list-item>
          <text:p text:style-name="P44">What runs where?</text:p>
        </text:list-item>
      </text:list>
      <text:p text:style-name="Horizontal_20_Line"/>
      <text:h text:style-name="Heading_20_3" text:outline-level="3">🔷 7. Environment Variables</text:h>
      <text:p text:style-name="P3"><text:span text:style-name="Source_20_Text">process.env.NEXT_PUBLIC_API_URL</text:span></text:p>
      <text:p text:style-name="Text_20_body"><text:span text:style-name="Strong_20_Emphasis">Question:</text:span></text:p>
      <text:list text:style-name="L41">
        <text:list-item>
          <text:p text:style-name="P45">Difference between server and client env vars?</text:p>
        </text:list-item>
      </text:list>
      <text:p text:style-name="Horizontal_20_Line"/>
      <text:h text:style-name="Heading_20_3" text:outline-level="3">🔷 8. Image &amp; Link Typing</text:h>
      <text:list text:style-name="L42">
        <text:list-item>
          <text:p text:style-name="P46"><text:span text:style-name="Source_20_Text">next/image</text:span> props</text:p>
        </text:list-item>
        <text:list-item>
          <text:p text:style-name="P46"><text:span text:style-name="Source_20_Text">next/link</text:span> typing</text:p>
        </text:list-item>
      </text:list>
      <text:p text:style-name="Horizontal_20_Line"/>
      <text:h text:style-name="Heading_20_2" text:outline-level="2">🎯 INTERVIEWER EXPECTATION FOR SDE-1</text:h>
      <text:p text:style-name="Text_20_body">✔ Avoid <text:span text:style-name="Source_20_Text">any</text:span><text:line-break/>✔ Understand compile-time vs runtime<text:line-break/>✔ Can debug TS errors<text:line-break/>✔ Can type API, forms, React &amp; Next.js<text:line-break/>✔ Knows common pitfalls</text:p>
      <text:p text:style-name="Horizontal_20_Line"/>
      <text:h text:style-name="Heading_20_2" text:outline-level="2"><text:soft-page-break/>🧠 FINAL INTERVIEW POWER LINE</text:h>
      <text:p text:style-name="Quotations">“TypeScript improves developer confidence by catching errors at compile-time, but runtime safety still requires proper validation.”</text:p>
      <text:p text:style-name="Horizontal_20_Line"/>
      <text:list text:style-name="L43">
        <text:list-item>
          <text:p text:style-name="P47">✅ <text:span text:style-name="Strong_20_Emphasis">Hands-on TypeScript coding questions</text:span></text:p>
        </text:list-item>
      </text:list>
      <text:list text:style-name="L44">
        <text:list-item>
          <text:p text:style-name="P48">✅ <text:span text:style-name="Strong_20_Emphasis">JS vs TS interview answers</text:span></text:p>
        </text:list-item>
      </text:list>
      <text:list text:style-name="L45">
        <text:list-item>
          <text:p text:style-name="P49">✅ <text:span text:style-name="Strong_20_Emphasis">Next.js + TS real project patterns</text:span></text:p>
        </text:list-item>
      </text:list>
      <text:list text:style-name="L46">
        <text:list-item>
          <text:p text:style-name="P50">✅ <text:span text:style-name="Strong_20_Emphasis">Top mistakes that reject SDE-1 candidates</text:span></text:p>
        </text:list-item>
      </text:list>
      <text:list text:style-name="L47">
        <text:list-item>
          <text:p text:style-name="P51">✅ <text:span text:style-name="Strong_20_Emphasis">One-page TypeScript interview cheatsheet</text:span>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04T00:30:49.833692011</meta:creation-date>
    <dc:date>2026-01-04T00:34:50.829360940</dc:date>
    <meta:editing-duration>PT4M2S</meta:editing-duration>
    <meta:editing-cycles>1</meta:editing-cycles>
    <meta:document-statistic meta:table-count="0" meta:image-count="0" meta:object-count="0" meta:page-count="15" meta:paragraph-count="344" meta:word-count="1769" meta:character-count="10066" meta:non-whitespace-character-count="8750"/>
    <meta:generator>LibreOffice/25.8.4.2$Linux_X86_64 LibreOffice_project/580$Build-2</meta:generator>
  </office:meta>
</office:document-meta>
</file>